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style>
    <style:style style:name="P66" style:family="paragraph" style:parent-style-name="Text_20_body" style:list-style-name="L60">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occupation when you went to work for the first time? Characterize in a most detailed form your specialty and work position.</text:p>
      <text:h text:style-name="Heading_20_2" text:outline-level="2">Wha was your branch of economy then?</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2" text:outline-level="2">What is your main occupation at present? Characterize in a most detailed form your specialty and work position.</text:h>
      <text:h text:style-name="Heading_20_2" text:outline-level="2">Have you gotten any retraining?</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Horizontal_20_Line"/>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Occupation’s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3" text:outline-level="3">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6">
        <text:list-item>
          <text:p text:style-name="P62">facebook</text:p>
        </text:list-item>
        <text:list-item>
          <text:p text:style-name="P62">vkontakte</text:p>
        </text:list-item>
        <text:list-item>
          <text:p text:style-name="P62">twitter</text:p>
        </text:list-item>
        <text:list-item>
          <text:p text:style-name="P62">live journal</text:p>
        </text:list-item>
      </text:list>
      <text:h text:style-name="Heading_20_2" text:outline-level="2">What do you use your smart phone for? Apart from</text:h>
      <text:list text:style-name="L57">
        <text:list-item>
          <text:p text:style-name="P63">taking photo</text:p>
        </text:list-item>
        <text:list-item>
          <text:p text:style-name="P63">listen to music</text:p>
        </text:list-item>
        <text:list-item>
          <text:p text:style-name="P63">watch movies</text:p>
        </text:list-item>
        <text:list-item>
          <text:p text:style-name="P63">reading books</text:p>
        </text:list-item>
        <text:list-item>
          <text:p text:style-name="P63">sending messages</text:p>
        </text:list-item>
        <text:list-item>
          <text:p text:style-name="P63">facebooking</text:p>
        </text:list-item>
        <text:list-item>
          <text:p text:style-name="P63">make phone calls</text:p>
        </text:list-item>
        <text:list-item>
          <text:p text:style-name="P63">using it as a navigator</text:p>
        </text:list-item>
        <text:list-item>
          <text:p text:style-name="P63">as a</text:p>
        </text:list-item>
      </text:list>
      <text:h text:style-name="Heading_20_2" text:outline-level="2">What is your primary device to access internet</text:h>
      <text:list text:style-name="L58">
        <text:list-item>
          <text:p text:style-name="P64">desktop computer</text:p>
        </text:list-item>
        <text:list-item>
          <text:p text:style-name="P64">laptop computer</text:p>
        </text:list-item>
        <text:list-item>
          <text:p text:style-name="P64">smartphone</text:p>
        </text:list-item>
        <text:list-item>
          <text:p text:style-name="P6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59">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0">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1">
        <text:list-item>
          <text:p text:style-name="P67">Newspapers became too expensive 1</text:p>
        </text:list-item>
        <text:list-item>
          <text:p text:style-name="P67">Things they write about are not interesting for me 2</text:p>
        </text:list-item>
        <text:list-item>
          <text:p text:style-name="P67">TV is enough for me 3</text:p>
        </text:list-item>
        <text:list-item>
          <text:p text:style-name="P67">Radio is enough for me 4</text:p>
        </text:list-item>
        <text:list-item>
          <text:p text:style-name="P67">Internet is enough for me 5</text:p>
        </text:list-item>
        <text:list-item>
          <text:p text:style-name="P67">Free-distributed press is enough for me 6</text:p>
        </text:list-item>
        <text:list-item>
          <text:p text:style-name="P67">Weeklies or monthlies are enough for me 7</text:p>
        </text:list-item>
        <text:list-item>
          <text:p text:style-name="P67">Newspapers are badly delivered 8</text:p>
        </text:list-item>
        <text:list-item>
          <text:p text:style-name="P67">Newspapers are stolen from my post box 9</text:p>
        </text:list-item>
        <text:list-item>
          <text:p text:style-name="P67">I have not time for this 10</text:p>
        </text:list-item>
        <text:list-item>
          <text:p text:style-name="P67">They do not have information that I need 11</text:p>
        </text:list-item>
        <text:list-item>
          <text:p text:style-name="P6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2">
        <text:list-item>
          <text:p text:style-name="P68">Signed a petition or an address</text:p>
        </text:list-item>
        <text:list-item>
          <text:p text:style-name="P68">Participated in congresses or conferences of public organizations</text:p>
        </text:list-item>
        <text:list-item>
          <text:p text:style-name="P68">Took part in strikes</text:p>
        </text:list-item>
        <text:list-item>
          <text:p text:style-name="P68">Participated in demonstrations or marches of protest</text:p>
        </text:list-item>
        <text:list-item>
          <text:p text:style-name="P68">Took part in rallies</text:p>
        </text:list-item>
        <text:list-item>
          <text:p text:style-name="P68">Wrote a letter to a newspaper</text:p>
        </text:list-item>
        <text:list-item>
          <text:p text:style-name="P68">Took part in an electoral campaign in the team of a candidate</text:p>
        </text:list-item>
        <text:list-item>
          <text:p text:style-name="P68">Voted in local elections</text:p>
        </text:list-item>
      </text:list>
      <text:h text:style-name="Heading_20_2" text:outline-level="2">Are you a member of a party or a social movement?</text:h>
      <text:list text:style-name="L63">
        <text:list-item>
          <text:p text:style-name="P69">Yes 1 [go to question 82]</text:p>
        </text:list-item>
        <text:list-item>
          <text:p text:style-name="P69">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h text:style-name="Heading_20_2" text:outline-level="2">To what extent do you trust the following authorities, public organizations or groups? Trust fully, mainly trust, partially trust, partially distrust, main distrust, completely distrust?</text:h>
      <text:p text:style-name="First_20_paragraph">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h text:style-name="Heading_20_2" text:outline-level="2">How often you think that people would try to take advantage of you if they got the chance, and how often they try to be fair?</text:h>
      <text:p text:style-name="First_20_paragraph">Try to take advantage almost all of the time 1 Try to take advantage most of the time 2 Try to be fair most of the time 3 Try to be fair almost all of the time 4 Can’t choose 9</text:p>
      <text:h text:style-name="Heading_20_2" text:outline-level="2">Generally speaking, would you say that people can be trusted or that you can’t be too careful in dealing with people?</text:h>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h text:style-name="Heading_20_2" text:outline-level="2">Do you agree or disagree with following statements? (Scale 1-5 + 9)</text:h>
      <text:p text:style-name="First_20_paragraph">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h text:style-name="Heading_20_2" text:outline-level="2">Do you approve of the current economic policy pursued by the government and President of Russia? Fully approve, mainly approve, partially approve, partially no, mainly disapprove, completely disapprove?</text:h>
      <text:p text:style-name="P70">Fully approve <text:s text:c="3"/>5</text:p>
      <text:p text:style-name="P71">Mainly approve <text:s text:c="3"/>4</text:p>
      <text:p text:style-name="P72">Partially approve, partially no <text:s text:c="3"/>3</text:p>
      <text:p text:style-name="P73">Mainly disapprove <text:s text:c="3"/>2</text:p>
      <text:p text:style-name="P74">Completely disapprove <text:s text:c="3"/>1</text:p>
      <text:p text:style-name="P75">Hard to say <text:s text:c="3"/>9</text:p>
      <text:h text:style-name="Heading_20_2" text:outline-level="2">Do you approve of the current social policies pursued by the government and President of Russia?</text:h>
      <text:p text:style-name="P76">Fully approve <text:s text:c="3"/>5</text:p>
      <text:p text:style-name="P77">Mainly approve <text:s text:c="3"/>4</text:p>
      <text:p text:style-name="P78">Partially approve, partially no <text:s text:c="3"/>3</text:p>
      <text:p text:style-name="P79">Mainly disapprove <text:s text:c="3"/>2</text:p>
      <text:p text:style-name="P80">Completely disapprove <text:s text:c="3"/>1</text:p>
      <text:p text:style-name="P81">Hard to say <text:s text:c="3"/>9</text:p>
      <text:h text:style-name="Heading_20_2" text:outline-level="2">Do you approve of the external policy pursued by the government and President of Russia?</text:h>
      <text:p text:style-name="P82">Fully approve <text:s text:c="3"/>5</text:p>
      <text:p text:style-name="P83">Mainly approve <text:s text:c="3"/>4</text:p>
      <text:p text:style-name="P84">Partially approve, partially no <text:s text:c="3"/>3</text:p>
      <text:p text:style-name="P85">Mainly disapprove <text:s text:c="3"/>2</text:p>
      <text:p text:style-name="P86">Completely disapprove <text:s text:c="3"/>1</text:p>
      <text:p text:style-name="P87">Hard to say <text:s text:c="3"/>9</text:p>
      <text:h text:style-name="Heading_20_1" text:outline-level="1">I. Values and convictions</text:h>
      <text:h text:style-name="Heading_20_2" text:outline-level="2">Are you a believer?</text:h>
      <text:p text:style-name="P88">Yes <text:s text:c="3"/>1 <text:s text:c="3"/>[Go to question 91]</text:p>
      <text:p text:style-name="P89">No <text:s text:c="3"/>2 <text:s text:c="3"/>[Go to question 92]</text:p>
      <text:h text:style-name="Heading_20_2" text:outline-level="2">To which confession do you belong?</text:h>
      <text:p text:style-name="P90">Orthodox <text:s text:c="3"/>1 <text:s text:c="3"/></text:p>
      <text:p text:style-name="P91">Islam <text:s text:c="3"/>2 <text:s text:c="3"/></text:p>
      <text:p text:style-name="P92">Protestantism <text:s text:c="3"/>3 <text:s text:c="3"/></text:p>
      <text:p text:style-name="P93">Catholism <text:s text:c="3"/>4 <text:s text:c="3"/></text:p>
      <text:p text:style-name="P94">Baptism <text:s text:c="3"/>5 <text:s text:c="3"/></text:p>
      <text:p text:style-name="P95">Jewish <text:s text:c="3"/>6 <text:s text:c="3"/></text:p>
      <text:p text:style-name="P96">Buddism <text:s text:c="3"/>7 <text:s text:c="3"/></text:p>
      <text:p text:style-name="P97">Krishanism <text:s text:c="3"/>8</text:p>
      <text:p text:style-name="P98">I believe in God but do not identify as a specific religion <text:s text:c="3"/></text:p>
      <text:p text:style-name="P99">Other <text:s text:c="3"/>9 <text:s text:c="3"/></text:p>
      <text:p text:style-name="P100">Not to any confession <text:s text:c="3"/>10</text:p>
      <text:p text:style-name="P101">Atheist <text:s text:c="3"/>10</text:p>
      <text:p text:style-name="P102">Don’t know………………………………………11</text:p>
      <text:h text:style-name="Heading_20_2" text:outline-level="2">Which group or groups do you feel like you belong to? (Valdai Groupin Identiteetti-kyselyn kysymys)</text:h>
      <text:p text:style-name="First_20_paragraph">Middle class Pensioners Low-income Russians Christians or Orthodox Christians Russian national, Russian citizen Working people, working class, workers Intellectuals Young people Urban/rural Women, men Mothers, fathers, parents Other Don’t know</text:p>
      <text:h text:style-name="Heading_20_2" text:outline-level="2">Who would you describe as Russian?</text:h>
      <text:p text:style-name="First_20_paragraph">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h text:style-name="Heading_20_2" text:outline-level="2">People describe themselves as belonging to a certain social class. Would You describe Yourself as belonging to:</text:h>
      <text:p text:style-name="First_20_paragraph">Upper class Upper middle class Middle class Lower Middle class Working class (skilled working/unskilled working) Lower class</text:p>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h text:style-name="Heading_20_2" text:outline-level="2">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h>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h text:style-name="Heading_20_2" text:outline-level="2">Evaluate how important are these qualities for advancement in contemporary Russian society. Use the same five-point scale.</text:h>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h text:style-name="Heading_20_2" text:outline-level="2">To which ethnicity do you refer yourself?</text:h>
      <text:p text:style-name="P103">Russian <text:s text:c="3"/>1</text:p>
      <text:p text:style-name="P104">Ukrainian <text:s text:c="3"/>2</text:p>
      <text:p text:style-name="P105">Tatar <text:s text:c="3"/>3</text:p>
      <text:p text:style-name="P106">Chuvash <text:s text:c="3"/>4</text:p>
      <text:p text:style-name="P107">Belorussian <text:s text:c="3"/>5</text:p>
      <text:p text:style-name="P108">Jewish <text:s text:c="3"/>6</text:p>
      <text:p text:style-name="P109">Other, specify which _______________________ <text:s text:c="3"/>7</text:p>
      <text:p text:style-name="P110">Hard to say <text:s text:c="3"/>9</text:p>
      <text:h text:style-name="Heading_20_2" text:outline-level="2">Which kinds of differences between various groups do you see as important or unimportant?(Scale: 1-5+9)</text:h>
      <text:p text:style-name="First_20_paragraph">Income Generation (Old-young) Culture (Tradition-modern) Social class (Workers-Bourgeoisie) Ethnicity (Russians-others) Religion (Orthodox-others) Place of residence (Cities-countryside) Ideology (Left-Right) Region (Moscow-Siberia)</text:p>
      <text:h text:style-name="Heading_20_2" text:outline-level="2">How proud you are of? (scale= 1-5 +9)</text:h>
      <text:p text:style-name="First_20_paragraph">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h text:style-name="Heading_20_2" text:outline-level="2">Which type of state you would like to see Russia?</text:h>
      <text:p text:style-name="First_20_paragraph">Socialist state like the USSR A state like Western states with a democratic government system and market economy A state with a special system and a unique course of development Difficult to answer</text:p>
      <text:h text:style-name="Heading_20_1" text:outline-level="1">Personal data</text:h>
      <text:h text:style-name="Heading_20_2" text:outline-level="2">What year were you born in?</text:h>
      <text:p text:style-name="First_20_paragraph">year</text:p>
      <text:h text:style-name="Heading_20_2" text:outline-level="2">How long have you been living here in this town, village?</text:h>
      <text:p text:style-name="P111">All my life <text:s text:c="3"/>1</text:p>
      <text:p text:style-name="P112">More than 15 years <text:s text:c="3"/>2</text:p>
      <text:p text:style-name="P113">About 10-15 years <text:s text:c="3"/>2</text:p>
      <text:p text:style-name="P114">Less than 10 years <text:s text:c="4"/>3</text:p>
      <text:h text:style-name="Heading_20_2" text:outline-level="2">Of what languages do you have a command? You can read with a dictionary, read easily, speak or write? Is this necessary question?</text:h>
      <text:p text:style-name="First_20_paragraph">Read with a dictionary Read easily Speak Write 1.________________________________ 1 2 3 4 2.________________________________ 1 2 3 4 3.________________________________ 1 2 3 4 4.________________________________ 1 2 3 4</text:p>
      <text:h text:style-name="Heading_20_2" text:outline-level="2">Respondent’s sex</text:h>
      <text:p text:style-name="P115">Male <text:s text:c="3"/>1</text:p>
      <text:p text:style-name="P116">Female <text:s text:c="3"/>2</text:p>
      <text:h text:style-name="Heading_20_2" text:outline-level="2">Type of settlement where interview was held</text:h>
      <text:p text:style-name="P117">Moscow <text:s text:c="3"/>1</text:p>
      <text:p text:style-name="P118">S.Petersburg <text:s text:c="3"/>2</text:p>
      <text:p text:style-name="P119">City with the population of one million or more <text:s text:c="3"/>3</text:p>
      <text:p text:style-name="P120">City with the population from 500 o 999 thousand <text:s text:c="3"/>4</text:p>
      <text:p text:style-name="P121">City with the population from 100 to 499 thousand <text:s text:c="3"/>5</text:p>
      <text:p text:style-name="P122">Town with the population from 50 to 99 thousand <text:s text:c="3"/>6</text:p>
      <text:p text:style-name="P123">Town with the population from 10 to 49 thousand <text:s text:c="3"/>7</text:p>
      <text:p text:style-name="P124">Small urban type settlement <text:s text:c="3"/>8</text:p>
      <text:p text:style-name="P125">Big village, no fewer than 100 families <text:s text:c="3"/>9</text:p>
      <text:p text:style-name="P126">Small village, less than 100 families <text:s text:c="3"/>10</text:p>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